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andlerFunction.ResourceHandlerFunction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HeadMethodResource( Resourc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andlerFunction.handle( Server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eadMethodResource.createRelative( String relativ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MethodResourc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